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mputer Performance Issue Report</text:h>
      <text:p text:style-name="Text_20_body"><text:span text:style-name="Strong_20_Emphasis">Submission Date:</text:span><text:line-break/><text:span text:style-name="Strong_20_Emphasis">User’s Full Name:</text:span><text:line-break/><text:span text:style-name="Strong_20_Emphasis">Contact Details (Phone/Email):</text:span><text:line-break/><text:span text:style-name="Strong_20_Emphasis">Software Affected (Name &amp; Version):</text:span></text:p>
      <text:p text:style-name="Horizontal_20_Line"/>
      <text:h text:style-name="Heading_20_4" text:outline-level="4">Issue Summary:</text:h>
      <text:h text:style-name="Heading_20_2" text:outline-level="2"><text:span text:style-name="Strong_20_Emphasis">1. Describe the main performance problems observed (e.g., slow load times, freezes):</text:span></text:h>
      <text:list text:style-name="L1">
        <text:list-item>
          <text:p text:style-name="P1"/>
        </text:list-item>
      </text:list>
      <text:h text:style-name="Heading_20_2" text:outline-level="2"><text:span text:style-name="Strong_20_Emphasis">2. Details on any error messages displayed:</text:span></text:h>
      <text:list text:style-name="L2">
        <text:list-item>
          <text:p text:style-name="P2"/>
        </text:list-item>
      </text:list>
      <text:p text:style-name="Horizontal_20_Line"/>
      <text:h text:style-name="Heading_20_4" text:outline-level="4">Pre-installation and System Check:</text:h>
      <text:list text:style-name="L3">
        <text:list-item>
          <text:p text:style-name="P3"><text:span text:style-name="Strong_20_Emphasis">Did you review system compatibility requirements?</text:span><text:line-break/>☐ Yes ☐ No</text:p>
        </text:list-item>
        <text:list-item>
          <text:p text:style-name="P3"><text:span text:style-name="Strong_20_Emphasis">Was the application launched with administrative rights?</text:span><text:line-break/>☐ Yes ☐ No</text:p>
        </text:list-item>
        <text:list-item>
          <text:p text:style-name="P3"><text:span text:style-name="Strong_20_Emphasis">Were antivirus and firewall services temporarily deactivated?</text:span><text:line-break/>☐ Yes ☐ No</text:p>
        </text:list-item>
        <text:list-item>
          <text:p text:style-name="P3"><text:span text:style-name="Strong_20_Emphasis">Previous versions of the software removed prior to installation?</text:span><text:line-break/>☐ Yes ☐ No</text:p>
        </text:list-item>
        <text:list-item>
          <text:p text:style-name="P3"><text:span text:style-name="Strong_20_Emphasis">Temporary/cache files cleared to free up memory?</text:span><text:line-break/>☐ Yes ☐ No</text:p>
        </text:list-item>
        <text:list-item>
          <text:p text:style-name="P3"><text:span text:style-name="Strong_20_Emphasis">Available disk space verified?</text:span><text:line-break/>☐ Yes ☐ No</text:p>
        </text:list-item>
        <text:list-item>
          <text:p text:style-name="P3"><text:span text:style-name="Strong_20_Emphasis">System operating system updated to the latest version?</text:span><text:line-break/>☐ Yes ☐ No</text:p>
        </text:list-item>
        <text:list-item>
          <text:p text:style-name="P3"><text:span text:style-name="Strong_20_Emphasis">Is the internet connection stable and confirmed?</text:span><text:line-break/>☐ Yes ☐ No</text:p>
        </text:list-item>
        <text:list-item>
          <text:p text:style-name="P3"><text:span text:style-name="Strong_20_Emphasis">Review of installation logs for potential issues?</text:span><text:line-break/>☐ Yes ☐ No</text:p>
        </text:list-item>
        <text:list-item>
          <text:p text:style-name="P4"><text:span text:style-name="Strong_20_Emphasis">Attempted operation in Safe Mode?</text:span><text:line-break/>☐ Yes ☐ No</text:p>
        </text:list-item>
      </text:list>
      <text:p text:style-name="Horizontal_20_Line"/>
      <text:h text:style-name="Heading_20_4" text:outline-level="4"><text:soft-page-break/>Observations and Recommendations:</text:h>
      <text:h text:style-name="Heading_20_2" text:outline-level="2"><text:span text:style-name="Strong_20_Emphasis">1. Additional Notes or Observations (Include any unique system settings or configurations):</text:span></text:h>
      <text:list text:style-name="L4">
        <text:list-item>
          <text:p text:style-name="P5"/>
        </text:list-item>
      </text:list>
      <text:h text:style-name="Heading_20_2" text:outline-level="2"><text:span text:style-name="Strong_20_Emphasis">2. Follow-up Actions Needed (e.g., software reinstallation, hardware diagnostics):</text:span></text:h>
      <text:list text:style-name="L5">
        <text:list-item>
          <text:p text:style-name="P6"/>
        </text:list-item>
      </text:list>
      <text:p text:style-name="Text_20_body"><text:span text:style-name="Strong_20_Emphasis">3. Has technical support been contacted about this issue?</text:span><text:line-break/>☐ Yes ☐ No</text:p>
      <text:list text:style-name="L6">
        <text:list-item>
          <text:p text:style-name="P7"><text:span text:style-name="Strong_20_Emphasis">If yes, summarize guidance provided by support: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21:04:42.141000000</meta:creation-date>
    <dc:date>2024-10-28T21:04:53.863000000</dc:date>
    <meta:editing-duration>PT11S</meta:editing-duration>
    <meta:editing-cycles>1</meta:editing-cycles>
    <meta:document-statistic meta:table-count="0" meta:image-count="0" meta:object-count="0" meta:page-count="2" meta:paragraph-count="25" meta:word-count="208" meta:character-count="1247" meta:non-whitespace-character-count="1075"/>
    <meta:generator>LibreOffice/24.8.1.2$Windows_X86_64 LibreOffice_project/87fa9aec1a63e70835390b81c40bb8993f1d4ff6</meta:generator>
  </office:meta>
</office:document-meta>
</file>